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text-properties officeooo:rsid="00039417"/>
    </style:style>
    <style:style style:name="P2" style:family="paragraph" style:parent-style-name="Standard">
      <style:text-properties officeooo:rsid="00039417" officeooo:paragraph-rsid="00039417"/>
    </style:style>
    <style:style style:name="P3" style:family="paragraph" style:parent-style-name="Standard">
      <style:text-properties officeooo:rsid="00039417" officeooo:paragraph-rsid="00057ff5"/>
    </style:style>
    <style:style style:name="P4" style:family="paragraph" style:parent-style-name="Standard">
      <style:text-properties officeooo:rsid="00039417" officeooo:paragraph-rsid="0008b416"/>
    </style:style>
    <style:style style:name="P5" style:family="paragraph" style:parent-style-name="Standard">
      <style:text-properties officeooo:rsid="00039417" officeooo:paragraph-rsid="0009aa24"/>
    </style:style>
    <style:style style:name="P6" style:family="paragraph" style:parent-style-name="Standard">
      <style:text-properties officeooo:rsid="00039417" officeooo:paragraph-rsid="000af5a7"/>
    </style:style>
    <style:style style:name="P7" style:family="paragraph" style:parent-style-name="Standard">
      <style:text-properties officeooo:paragraph-rsid="00039417"/>
    </style:style>
    <style:style style:name="P8" style:family="paragraph" style:parent-style-name="Standard">
      <style:text-properties officeooo:rsid="00071f5f" officeooo:paragraph-rsid="00071f5f"/>
    </style:style>
    <style:style style:name="P9" style:family="paragraph" style:parent-style-name="Standard">
      <style:text-properties officeooo:rsid="00071f5f" officeooo:paragraph-rsid="0009aa24"/>
    </style:style>
    <style:style style:name="P10" style:family="paragraph" style:parent-style-name="Standard">
      <style:text-properties fo:font-weight="bold" officeooo:rsid="00039417" officeooo:paragraph-rsid="00039417" style:font-weight-asian="bold" style:font-weight-complex="bold"/>
    </style:style>
    <style:style style:name="P11" style:family="paragraph" style:parent-style-name="Standard">
      <style:text-properties fo:font-weight="bold" officeooo:rsid="00039417" officeooo:paragraph-rsid="00071f5f" style:font-weight-asian="bold" style:font-weight-complex="bold"/>
    </style:style>
    <style:style style:name="P12" style:family="paragraph" style:parent-style-name="Standard">
      <style:text-properties officeooo:paragraph-rsid="0009aa24"/>
    </style:style>
    <style:style style:name="P13" style:family="paragraph" style:parent-style-name="Standard">
      <style:text-properties officeooo:paragraph-rsid="000af5a7"/>
    </style:style>
    <style:style style:name="P14" style:family="paragraph" style:parent-style-name="Standard">
      <style:text-properties officeooo:paragraph-rsid="0008b416"/>
    </style:style>
    <style:style style:name="P15" style:family="paragraph" style:parent-style-name="Standard">
      <style:text-properties officeooo:paragraph-rsid="00057ff5"/>
    </style:style>
    <style:style style:name="T1" style:family="text">
      <style:text-properties officeooo:rsid="00039417"/>
    </style:style>
    <style:style style:name="T2" style:family="text">
      <style:text-properties officeooo:rsid="00046f73"/>
    </style:style>
    <style:style style:name="T3" style:family="text">
      <style:text-properties officeooo:rsid="00071f5f"/>
    </style:style>
    <style:style style:name="T4" style:family="text">
      <style:text-properties officeooo:rsid="000825c2"/>
    </style:style>
    <style:style style:name="T5" style:family="text">
      <style:text-properties officeooo:rsid="0008b416"/>
    </style:style>
    <style:style style:name="T6" style:family="text">
      <style:text-properties officeooo:rsid="0009aa24"/>
    </style:style>
    <style:style style:name="T7" style:family="text">
      <style:text-properties officeooo:rsid="000af5a7"/>
    </style:style>
    <style:style style:name="T8" style:family="text">
      <style:text-properties officeooo:rsid="000b0dca"/>
    </style:style>
    <style:style style:name="T9" style:family="text">
      <style:text-properties officeooo:rsid="000cc2fe"/>
    </style:style>
    <style:style style:name="T10" style:family="text">
      <style:text-properties officeooo:rsid="000e9e21"/>
    </style:style>
    <style:style style:name="T11" style:family="text">
      <style:text-properties officeooo:rsid="000f4186"/>
    </style:style>
    <style:style style:name="T12" style:family="text">
      <style:text-properties officeooo:rsid="000fc13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Problem</text:p>
      <text:p text:style-name="P7"><text:span text:style-name="T1"><text:tab/>Drones start </text:span><text:span text:style-name="T3">at HQ and deploy to forage then return</text:span></text:p>
      <text:p text:style-name="P7"><text:span text:style-name="T1"><text:tab/>Scattered resource</text:span><text:span text:style-name="T5">s</text:span></text:p>
      <text:p text:style-name="P2"><text:tab/>Resources <text:span text:style-name="T9">are trees categorized by density and height that contain dbh information values</text:span></text:p>
      <text:p text:style-name="P7"><text:span text:style-name="T1"><text:tab/>Goal is to gather </text:span><text:span text:style-name="T9">dbh values of trees of different heights </text:span><text:span text:style-name="T10">over a range of densities</text:span></text:p>
      <text:p text:style-name="P2"/>
      <text:p text:style-name="P7"><text:span text:style-name="T1"><text:tab/>They try to “locally” collect information </text:span><text:span text:style-name="T10">during deployment</text:span></text:p>
      <text:p text:style-name="P2"><text:tab/>Try to collect information with heights</text:p>
      <text:p text:style-name="P7"><text:span text:style-name="T1"><text:tab/>Limited amount of fuel</text:span></text:p>
      <text:p text:style-name="P8"><text:tab/>They deploy and return to a central location</text:p>
      <text:p text:style-name="P8"><text:tab/><text:span text:style-name="T5">They need to collect over a threshold for each type of information</text:span></text:p>
      <text:p text:style-name="P8"/>
      <text:p text:style-name="Horizontal_20_Line"/>
      <text:p text:style-name="P11"><text:span text:style-name="T2">Assumptions</text:span></text:p>
      <text:p text:style-name="P15"><text:span text:style-name="T1"><text:tab/></text:span><text:span text:style-name="T10">there are marginal gains in information when taking sensor measurements</text:span></text:p>
      <text:p text:style-name="P3"><text:tab/><text:span text:style-name="T3">they are able to redeploy after uploading information and refueling</text:span></text:p>
      <text:p text:style-name="P4"><text:tab/>*<text:span text:style-name="T5">for first implementation* begin with global map and threshold knowledge</text:span></text:p>
      <text:p text:style-name="P4"><text:tab/><text:span text:style-name="T5">They must expend fuel to collect information (stay in area to gather it)</text:span></text:p>
      <text:p text:style-name="P4"><text:tab/><text:span text:style-name="T5">There is a lot more information in the environment than what needs to be collected</text:span></text:p>
      <text:p text:style-name="P14"><text:span text:style-name="T1"><text:tab/></text:span><text:span text:style-name="T7">We initially know the locations </text:span><text:span text:style-name="T10">of the trees </text:span><text:span text:style-name="T11">and associated densities</text:span></text:p>
      <text:p text:style-name="P14"><text:tab/><text:span text:style-name="T9">If a tree is searched the height is known for certain</text:span></text:p>
      <text:p text:style-name="P5"/>
      <text:p text:style-name="P5">Global</text:p>
      <text:p text:style-name="P5"><text:tab/>everyone has full understanding of entire map</text:p>
      <text:p text:style-name="P5"><text:tab/>all drones know what density and heights of what trees have been collected</text:p>
      <text:p text:style-name="P5">Local</text:p>
      <text:p text:style-name="P5"><text:tab/>foraging is kept to a local radius that they look for resources in</text:p>
      <text:p text:style-name="P5"/>
      <text:p text:style-name="P1"/>
      <text:p text:style-name="P10">Potential Solutions</text:p>
      <text:p text:style-name="P2"><text:tab/>priority – score each tree and go to trees that have most value</text:p>
      <text:p text:style-name="P2"><text:tab/>potential fields based on densities and foraging for different heights</text:p>
      <text:p text:style-name="P9"/>
      <text:p text:style-name="P9">Behavior</text:p>
      <text:p text:style-name="P5"><text:tab/>if there is no good information there is a random walk or move toward center</text:p>
      <text:p text:style-name="P5"><text:tab/></text:p>
      <text:p text:style-name="P12"><text:span text:style-name="T1"><text:tab/></text:span><text:span text:style-name="T6">Central</text:span></text:p>
      <text:p text:style-name="P6"><text:tab/><text:tab/><text:span text:style-name="T8">Wants to cover large area</text:span></text:p>
      <text:p text:style-name="P13"><text:span text:style-name="T1"><text:tab/><text:tab/><text:tab/></text:span><text:span text:style-name="T8">Have </text:span><text:span text:style-name="T10">initial deployment behavior encouraging spreading out</text:span></text:p>
      <text:p text:style-name="P6"><text:tab/><text:tab/><text:tab/><text:span text:style-name="T8">Randomize deployment direction</text:span></text:p>
      <text:p text:style-name="P5"><text:tab/><text:span text:style-name="T6">Local</text:span></text:p>
      <text:p text:style-name="P5"><text:tab/><text:tab/><text:span text:style-name="T6">Want</text:span><text:span text:style-name="T8">s</text:span><text:span text:style-name="T6"> to collect information</text:span></text:p>
      <text:p text:style-name="P5"><text:tab/><text:tab/><text:tab/><text:span text:style-name="T10">Agents are directed towards areas with high amounts of information</text:span></text:p>
      <text:p text:style-name="P5"><text:tab/><text:tab/><text:span text:style-name="T6">Want</text:span><text:span text:style-name="T8">s</text:span><text:span text:style-name="T6"> to prioritize information based on thresholds</text:span></text:p>
      <text:p text:style-name="P5"><text:tab/><text:tab/><text:tab/><text:span text:style-name="T10">Agents are directed towards areas with specific information they want</text:span></text:p>
      <text:p text:style-name="P5"><text:tab/><text:tab/><text:tab/><text:span text:style-name="T11">(ex. Densities are bins, bins have weights, weights add up to 1, initially all same)</text:span></text:p>
      <text:p text:style-name="P5"><text:tab/><text:tab/><text:span text:style-name="T6">Needs to return back to home as it spends fuel</text:span></text:p>
      <text:p text:style-name="P12"><text:span text:style-name="T1"><text:tab/><text:tab/><text:tab/></text:span><text:span text:style-name="T10">The agent can only use fuel so that it has available fuel to return home</text:span></text:p>
      <text:p text:style-name="P12"><text:soft-page-break/><text:tab/><text:tab/><text:tab/><text:span text:style-name="T10">Using fuel includes moving and taking sensor measurements</text:span></text:p>
      <text:p text:style-name="P12"><text:tab/><text:tab/><text:span text:style-name="T12">Priority Communication to Local Agents</text:span></text:p>
      <text:p text:style-name="P12"><text:tab/><text:tab/><text:tab/><text:span text:style-name="T12">Have a value that shows how much an agent values searching a specific location</text:span></text:p>
      <text:p text:style-name="P12"><text:tab/><text:tab/><text:tab/><text:span text:style-name="T12">The value is based off how much information it could get from nearby areas</text:span></text:p>
      <text:p text:style-name="P5"><text:tab/><text:tab/><text:tab/><text:span text:style-name="T12">Agents can still search the area of another agent, but will probably get less info</text:span></text:p>
      <text:p text:style-name="P5"/>
      <text:p text:style-name="P8">Notes</text:p>
      <text:p text:style-name="P8"><text:tab/>start out having global map knowledge and threshold knowledge</text:p>
      <text:p text:style-name="P8"><text:tab/><text:span text:style-name="T4">restrict fuel more than it is right now, </text:span><text:span text:style-name="T6">forcing many redeployments for agents</text:span></text:p>
      <text:p text:style-name="P8"><text:tab/><text:span text:style-name="T12">have enough agents in the environment to see benefits of local communicatio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27T10:23:10.471157112</meta:creation-date>
    <dc:date>2023-07-27T14:38:23.884395907</dc:date>
    <meta:editing-duration>PT32M2S</meta:editing-duration>
    <meta:editing-cycles>1</meta:editing-cycles>
    <meta:document-statistic meta:table-count="0" meta:image-count="0" meta:object-count="0" meta:page-count="2" meta:paragraph-count="50" meta:word-count="415" meta:character-count="2567" meta:non-whitespace-character-count="2132"/>
    <meta:generator>LibreOffice/6.4.7.2$Linux_X86_64 LibreOffice_project/40$Build-2</meta:generator>
  </office:meta>
</office:document-meta>
</file>